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6.51cm" style:page-number="auto" table:align="margins"/>
    </style:style>
    <style:style style:name="Tabela1.A" style:family="table-column">
      <style:table-column-properties style:column-width="9.895cm" style:rel-column-width="5610*"/>
    </style:style>
    <style:style style:name="Tabela1.B" style:family="table-column">
      <style:table-column-properties style:column-width="4.101cm" style:rel-column-width="2325*"/>
    </style:style>
    <style:style style:name="Tabela1.C" style:family="table-column">
      <style:table-column-properties style:column-width="2.514cm" style:rel-column-width="142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style:font-name="arial" fo:language="pt" fo:country="BR"/>
    </style:style>
    <style:style style:name="P3" style:family="paragraph" style:parent-style-name="Text_20_body">
      <style:paragraph-properties fo:text-align="justify" style:justify-single-word="false"/>
      <style:text-properties style:font-name="arial" fo:language="pt" fo:country="BR" fo:font-weight="bold" officeooo:paragraph-rsid="001dff3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 fo:language="pt" fo:country="BR" officeooo:paragraph-rsid="0016bd69"/>
    </style:style>
    <style:style style:name="P5" style:family="paragraph" style:parent-style-name="Text_20_body">
      <style:paragraph-properties fo:text-align="justify" style:justify-single-word="false"/>
      <style:text-properties style:font-name="arial" fo:language="pt" fo:country="BR" officeooo:paragraph-rsid="0016ea38"/>
    </style:style>
    <style:style style:name="P6" style:family="paragraph" style:parent-style-name="Text_20_body">
      <style:paragraph-properties fo:text-align="justify" style:justify-single-word="false"/>
      <style:text-properties style:font-name="arial" fo:language="pt" fo:country="BR" officeooo:paragraph-rsid="0017ed29"/>
    </style:style>
    <style:style style:name="P7" style:family="paragraph" style:parent-style-name="Text_20_body">
      <style:paragraph-properties fo:text-align="justify" style:justify-single-word="false"/>
      <style:text-properties style:font-name="arial" fo:language="pt" fo:country="BR" officeooo:paragraph-rsid="0019110b"/>
    </style:style>
    <style:style style:name="P8" style:family="paragraph" style:parent-style-name="Text_20_body">
      <style:paragraph-properties fo:text-align="justify" style:justify-single-word="false"/>
      <style:text-properties style:font-name="arial" fo:language="pt" fo:country="BR" officeooo:paragraph-rsid="002b5a29"/>
    </style:style>
    <style:style style:name="P9" style:family="paragraph" style:parent-style-name="Text_20_body">
      <style:paragraph-properties fo:text-align="justify" style:justify-single-word="false"/>
      <style:text-properties style:font-name="arial" fo:language="pt" fo:country="BR" officeooo:paragraph-rsid="002a4409"/>
    </style:style>
    <style:style style:name="P10" style:family="paragraph" style:parent-style-name="Text_20_body">
      <style:paragraph-properties fo:text-align="justify" style:justify-single-word="false"/>
      <style:text-properties style:font-name="arial" fo:language="pt" fo:country="BR" officeooo:paragraph-rsid="00289339"/>
    </style:style>
    <style:style style:name="P11" style:family="paragraph" style:parent-style-name="Text_20_body">
      <style:paragraph-properties fo:text-align="justify" style:justify-single-word="false"/>
      <style:text-properties style:font-name="arial" fo:language="pt" fo:country="BR" officeooo:paragraph-rsid="0026cd4c"/>
    </style:style>
    <style:style style:name="P12" style:family="paragraph" style:parent-style-name="Text_20_body">
      <style:paragraph-properties fo:text-align="justify" style:justify-single-word="false"/>
      <style:text-properties style:font-name="arial" fo:language="pt" fo:country="BR" officeooo:paragraph-rsid="0024d41e"/>
    </style:style>
    <style:style style:name="P13" style:family="paragraph" style:parent-style-name="Text_20_body">
      <style:paragraph-properties fo:text-align="justify" style:justify-single-word="false"/>
      <style:text-properties style:font-name="arial" fo:language="pt" fo:country="BR" officeooo:paragraph-rsid="00247498"/>
    </style:style>
    <style:style style:name="P14" style:family="paragraph" style:parent-style-name="Text_20_body">
      <style:paragraph-properties fo:text-align="justify" style:justify-single-word="false"/>
      <style:text-properties style:font-name="arial" fo:language="pt" fo:country="BR" officeooo:paragraph-rsid="00239d73"/>
    </style:style>
    <style:style style:name="P15" style:family="paragraph" style:parent-style-name="Text_20_body">
      <style:paragraph-properties fo:text-align="justify" style:justify-single-word="false"/>
      <style:text-properties style:font-name="arial" fo:language="pt" fo:country="BR" officeooo:paragraph-rsid="0021e6f5"/>
    </style:style>
    <style:style style:name="P16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fo:font-weight="bold" officeooo:paragraph-rsid="0019e424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fo:font-weight="bold" officeooo:paragraph-rsid="0019e649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9e424"/>
    </style:style>
    <style:style style:name="P19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9e649"/>
    </style:style>
    <style:style style:name="P20" style:family="paragraph" style:parent-style-name="Text_20_body" style:list-style-name="L1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9e649"/>
    </style:style>
    <style:style style:name="P21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af3bc"/>
    </style:style>
    <style:style style:name="P22" style:family="paragraph" style:parent-style-name="Text_20_body" style:list-style-name="L2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af3bc"/>
    </style:style>
    <style:style style:name="P23" style:family="paragraph" style:parent-style-name="Text_20_body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officeooo:paragraph-rsid="001b13e3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First_20_paragraph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language="pt" fo:country="BR" fo:font-weight="bold" officeooo:paragraph-rsid="001af3bc" style:font-weight-asian="bold" style:font-weight-complex="bold"/>
    </style:style>
    <style:style style:name="P26" style:family="paragraph" style:parent-style-name="First_20_paragraph">
      <loext:graphic-properties draw:fill="none"/>
      <style:paragraph-properties fo:margin-left="0cm" fo:margin-right="0.3cm" fo:text-align="justify" style:justify-single-word="false" fo:text-indent="0.499cm" style:auto-text-indent="false" fo:background-color="transparent"/>
      <style:text-properties style:font-name="arial" fo:language="pt" fo:country="BR" officeooo:paragraph-rsid="001b13e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4"><text:span text:style-name="T1">Título:</text:span> Análise de Mercadológica, apreendendo com o exemplo a criar estratégias para se destacar no mercado. 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5"><text:span text:style-name="T1">Aluno:</text:span> Gustavo Leão Nogueira de Oliveira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6"><text:span text:style-name="T1">Disciplina:</text:span> Empreendedorismo e Inovação (EAD)</text:p>
          </table:table-cell>
          <table:table-cell table:style-name="Tabela1.A3" office:value-type="string">
            <text:p text:style-name="P7"><text:span text:style-name="T1">Turma:</text:span> RH5M20-1S</text:p>
          </table:table-cell>
          <table:table-cell table:style-name="Tabela1.A2" office:value-type="string">
            <text:p text:style-name="P7"><text:span text:style-name="T1">Data:</text:span> 10/05/2020</text:p>
          </table:table-cell>
        </table:table-row>
        <table:table-row>
          <table:table-cell table:style-name="Tabela1.A2" table:number-columns-spanned="3" office:value-type="string">
            <text:p text:style-name="P16">Introdução</text:p>
            <text:p text:style-name="P18">Ter certeza de qual é o mercado é de suma importância. Saber de qual fornecedor é mais viável, mais barato, e que acaba se tornando indispensável. Além disso, saber se o cliente deseja o seu produto, ou serviço, e caso seja essencial modificar o que é preciso. Mais ainda, é conhecer quem é seu concorrente e saber quais as estratégias do mesmo, sabendo assim como pode se prevenir e onde é mais efetivo investir o tempo, dinheiro e esforço.</text:p>
            <text:p text:style-name="P18">Portanto, compreendendo como o cliente pensa e o que o mesmo deseja. Sabendo, também, quais os melhores fornecedores para o caso em questão e, por fim, reconhecendo quem será seu competidor e a tática do mesmo, pode se definir a melhor estratégia para enfrentar mercado de maneira a se destacar, a conseguir manter-se e lucrar.</text:p>
            <text:p text:style-name="P18">Foi o que as Lojas Renner fizeram, e neste trabalho será avaliado qual a estratégia utilizada por eles e como se deu a evolução da segmentação do cliente.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17">Qual a estratégia adotada para competir no mercado junto aos concorrentes?</text:p>
            <text:p text:style-name="P19">Desde a sua criação, a rede de lojas se destacou pelo fato de um de seus administradores fazerem um produto no qual era destaque (a capa de chuva de alta qualidade que a empresa produzia), gerando lucro e notoriedade para a companhia.</text:p>
            <text:p text:style-name="P19">A empresa abriu o capital para investidores e investiu em áreas como indústria têxtil, de confecções, de tintas e vernizes, de feltro, curtume, de máquinas de costura, porcelanas, artefatos de cimento e por muito tempo vendendo de tudo um pouco até ser reformulada e focar na moda, principalmente para donas de casa. Acrescenta-se que sempre houve um zelo pelos melhores preços possíveis.</text:p>
            <text:p text:style-name="P19">Atualmente a rede de Lojas Americanas, que tem sedes no Brasil, Argentina e Uruguai, é uma das empresas gigantes que detêm 2,5 milhões de clientes.</text:p>
            <text:p text:style-name="P19">Estratégias que foram implementadas:</text:p>
            <text:list xml:id="list221564572" text:style-name="L1">
              <text:list-item>
                <text:p text:style-name="P20">As lojas físicas foram reformuladas, tendo mais espaço para os clientes e com a disposição das roupas de maneira mais chamativa. Outro fato foi o <text:soft-page-break/>tempo em filas que foi diminuído e que foram abertas mais lojas físicas.</text:p>
              </text:list-item>
              <text:list-item>
                <text:p text:style-name="P20">Houve investimento, também, em “software”, de maneira a se destacar também nas plataformas “online”.</text:p>
              </text:list-item>
              <text:list-item>
                <text:p text:style-name="P20">O “marketing” nas redes sociais também foi amplificado.</text:p>
              </text:list-item>
              <text:list-item>
                <text:p text:style-name="P20">A Renner mesmo com a atual crise, continua contratando pessoas e em como a moda vem sendo mudada pelo uso cada vez maior da tecnologia.</text:p>
              </text:list-item>
            </text:list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25">Como se deu a evolução da segmentação do cliente?</text:p>
            <text:p text:style-name="P21">Baseada nas estratégias, anteriormente citadas, pode-se notar que a empresa usou alguns planos de segmentação, como:</text:p>
            <text:list xml:id="list3287548281" text:style-name="L2">
              <text:list-item>
                <text:p text:style-name="P22"><text:span text:style-name="T1">Segmentação psicográfica</text:span>, onde eles escolheram produzir algo que todos almejavam e produtos conforme o estilo de vida. Por exemplo: A capa de chuva, que para quem mora no rio Grande do Sul, na época chuvosa é muito requisitada o que torna-se algo cultural e conforme o estilo de vida do riograndense, assim pegando essa cultura e fazendo o produto que os clientes precisavam.</text:p>
              </text:list-item>
              <text:list-item>
                <text:p text:style-name="P22">Destaca-se a <text:span text:style-name="T1">segmentação comportamental</text:span>, que no caso pode ser exemplificada pela maneira de comprar que se modificou, fazendo o comportamento das pessoas mudar e tendo que, assim, migrar de só estabelecimentos físicos para virtuais. Outro comportamento que mudou o modo de vendas foi quando a empresa decidiu ter mais lojas fora de centros comerciais para vender para as pessoas que, cada vez menos, ocupadas como andam, vão a esses locais para fazer suas compras.</text:p>
              </text:list-item>
              <text:list-item>
                <text:p text:style-name="P22">Já a <text:span text:style-name="T1">segmentação demográfica</text:span>, no caso da rede, foi quando a empresa por diversas vezes vendo as novas modas voltadas para os jovens, começou a pegar empresas mais atuais que criavam tendência para os adolescentes e colocando em suas lojas, assim analisando que era necessário atualizar-se para conseguir este novo público. </text:p>
              </text:list-item>
            </text:list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26"><text:span text:style-name="T1">Conclusão</text:span></text:p>
            <text:p text:style-name="P23">Em vista dos argumentos apresentados, entende-se que é necessário primeiramente, conhecer a empresa, saber os pontos fracos e fortes; identificar as preferências dos clientes, e como é possível de várias maneiras de adaptar ao mercado. Dessa forma, torna-se cada vez mais necessário conhecer o cliente e aproximar-se dele, como a companhia vem fazendo através dos "softwares" e de divulgação em rede social.</text:p>
            <text:p text:style-name="P23">O ponto crucial para uma empresa de sucesso, como a rede de lojas Renner, é a <text:soft-page-break/>de se adequar ao público, conseguir boas parcerias (tanto empregados, quanto fornecedores) e saber o que pode ser seu diferencial em referência as outras empresas. 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3">Bibliografia</text:p>
            <text:p text:style-name="P8">Mendes, Felipe: O novo estilo Renner - Disponível em <text:a xlink:type="simple" xlink:href="https://www.istoedinheiro.com.br/o-novo-estilo-renner/" text:style-name="Internet_20_link" text:visited-style-name="Visited_20_Internet_20_Link">https://www.istoedinheiro.com.br/o-novo-estilo-renner/</text:a> acesso dia 07 de maio de 2020.</text:p>
            <text:p text:style-name="P9">A estratégia anticrise da Lojas Renner - Disponível em <text:a xlink:type="simple" xlink:href="https://www.youtube.com/watch?v=XNY_ny27fhQ" text:style-name="Internet_20_link" text:visited-style-name="Visited_20_Internet_20_Link">https://www.youtube.com/watch?v=XNY_ny27fhQ</text:a> acesso dia 08 de maio de 2020.</text:p>
            <text:p text:style-name="P10">Renner muda estratégia e investe em lojas de rua - Disponível em <text:a xlink:type="simple" xlink:href="https://exame.abril.com.br/negocios/renner-muda-estrategia-investe-lojas-rua-555681/" text:style-name="Internet_20_link" text:visited-style-name="Visited_20_Internet_20_Link">https://exame.abril.com.br/negocios/renner-muda-estrategia-investe-lojas-rua-555681/</text:a> acesso dia 07 de maio de 2020.</text:p>
            <text:p text:style-name="P11">Sobre as lojas Renner SA - Disponível em <text:a xlink:type="simple" xlink:href="http://www.lojasrenner.com.br/institucional;jsessionid=Ls7bXR2NQv2W7SWjcyY3gN8BSGpdKsvGDdMPYGnbywLTBnJjpyTr!1017632556/" text:style-name="Internet_20_link" text:visited-style-name="Visited_20_Internet_20_Link">http://www.lojasrenner.com.br/institucional;jsessionid=Ls7bXR2NQv2W7SWjcyY3gN8BSGpdKsvGDdMPYGnbywLTBnJjpyTr!1017632556/</text:a> acesso dia 08 de maio de 2020.</text:p>
            <text:p text:style-name="P12">Schincariol, Juliana: Lucro da Lojas Renner avança 15% no trimestre, a R$ 251,5 milhões - Disponível em <text:a xlink:type="simple" xlink:href="http://g1.globo.com/economia/negocios/noticia/2016/02/lucro-da-lojas-renner-avanca-15-no-trimestre-r-2515-milhoes.html" text:style-name="Internet_20_link" text:visited-style-name="Visited_20_Internet_20_Link">http://g1.globo.com/economia/negocios/noticia/2016/02/lucro-da-lojas-renner-avanca-15-no-trimestre-r-2515-milhoes.html</text:a> acesso dia 09 de maio de 2020.</text:p>
            <text:p text:style-name="P13">Freitas, de Camargo Renata: Análise de Mercado em 10 passos: está na hora da sua empresa expandir? - Disponível em <text:a xlink:type="simple" xlink:href="https://www.treasy.com.br/blog/analise-de-mercado/" text:style-name="Internet_20_link" text:visited-style-name="Visited_20_Internet_20_Link">https://www.treasy.com.br/blog/analise-de-mercado/</text:a> acesso dia 07 de maio de 2020.</text:p>
            <text:p text:style-name="P14">Analise o mercado antes de tomar decisões - Disponível em <text:a xlink:type="simple" xlink:href="https://www.sebrae.com.br/sites/PortalSebrae/artigos/analise-o-mercado-antes-de-tomar-decisoes,500d7e0805b1a410VgnVCM1000003b74010aRCRD" text:style-name="Internet_20_link" text:visited-style-name="Visited_20_Internet_20_Link">https://www.sebrae.com.br/sites/PortalSebrae/artigos/analise-o-mercado-antes-de-tomar-decisoes,500d7e0805b1a410VgnVCM1000003b74010aRCRD</text:a> acesso dia 08 de maio de 2020.</text:p>
            <text:p text:style-name="P15">Melo, Natallia: Segmentação psicográfica: entenda o seu cliente melhor do que ele mesmo - Disponível em <text:a xlink:type="simple" xlink:href="https://klickpages.com.br/blog/segmentacao-psicografica/" text:style-name="Internet_20_link" text:visited-style-name="Visited_20_Internet_20_Link">https://klickpages.com.br/blog/segmentacao-psicografica/</text:a> acesso dia 09 de maio de 2020.</text:p>
            <text:p text:style-name="P15">Zenvia: Segmentação de clientes: o que é, benefícios e como fazer - Disponível em <text:a xlink:type="simple" xlink:href="https://www.zenvia.com/blog/segmentacao-de-clientes-o-que-e-beneficios-e-como-fazer" text:style-name="Internet_20_link" text:visited-style-name="Visited_20_Internet_20_Link">https://www.zenvia.com/blog/segmentacao-de-clientes-o-que-e-beneficios-e-como-fazer</text:a> acesso dia 09 de maio de 2020.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5-10T03:52:06.061721730</dc:date>
    <meta:editing-duration>PT10M12S</meta:editing-duration>
    <meta:editing-cycles>25</meta:editing-cycles>
    <meta:generator>LibreOffice/6.0.7.3$Linux_X86_64 LibreOffice_project/00m0$Build-3</meta:generator>
    <meta:document-statistic meta:table-count="1" meta:image-count="0" meta:object-count="0" meta:page-count="3" meta:paragraph-count="38" meta:word-count="936" meta:character-count="6249" meta:non-whitespace-character-count="5353"/>
  </office:meta>
</office:document-meta>
</file>